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6.6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ummary</text:p>
          </table:table-cell>
          <table:table-cell table:style-name="ce1" table:number-columns-repeated="1020"/>
        </table:table-row>
        <table:table-row table:style-name="ro1">
          <table:table-cell office:value-type="float" office:value="139959" calcext:value-type="float">
            <text:p>139959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Genearation of debugreport failing on ubuntu kernel.</text:p>
          </table:table-cell>
          <table:table-cell table:number-columns-repeated="1020"/>
        </table:table-row>
        <table:table-row table:style-name="ro1">
          <table:table-cell office:value-type="float" office:value="139994" calcext:value-type="float">
            <text:p>139994</text:p>
          </table:table-cell>
          <table:table-cell office:value-type="string" calcext:value-type="string">
            <text:p>s390-Tools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zgetdump returns "No valid dump found" on SCSI dump device</text:p>
          </table:table-cell>
          <table:table-cell table:number-columns-repeated="1020"/>
        </table:table-row>
        <table:table-row table:style-name="ro1">
          <table:table-cell office:value-type="float" office:value="141352" calcext:value-type="float">
            <text:p>141352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Unable to open file: /var/log/libvirt/qemu/zs93k1g99157.log: Too many open files.</text:p>
          </table:table-cell>
          <table:table-cell table:number-columns-repeated="1020"/>
        </table:table-row>
        <table:table-row table:style-name="ro1">
          <table:table-cell office:value-type="float" office:value="141880" calcext:value-type="float">
            <text:p>141880</text:p>
          </table:table-cell>
          <table:table-cell office:value-type="string" calcext:value-type="string">
            <text:p>Libvirt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Unable to start Ubuntu guests with memballoon default.</text:p>
          </table:table-cell>
          <table:table-cell table:number-columns-repeated="1020"/>
        </table:table-row>
        <table:table-row table:style-name="ro1">
          <table:table-cell office:value-type="float" office:value="142402" calcext:value-type="float">
            <text:p>14240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perf TCP_RR test regresses ~15% from alpha2.1 to beta1.2</text:p>
          </table:table-cell>
          <table:table-cell table:number-columns-repeated="1020"/>
        </table:table-row>
        <table:table-row table:style-name="ro1">
          <table:table-cell office:value-type="float" office:value="142241" calcext:value-type="float">
            <text:p>14224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d test suite fails for Zeus</text:p>
          </table:table-cell>
          <table:table-cell table:number-columns-repeated="1020"/>
        </table:table-row>
        <table:table-row table:style-name="ro1">
          <table:table-cell office:value-type="float" office:value="141957" calcext:value-type="float">
            <text:p>141957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Is systemtap 3.0-2 needed for Zeus ?</text:p>
          </table:table-cell>
          <table:table-cell table:number-columns-repeated="1020"/>
        </table:table-row>
        <table:table-row table:style-name="ro1">
          <table:table-cell office:value-type="float" office:value="140690" calcext:value-type="float">
            <text:p>140690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kdump broken with kernel 4.4</text:p>
          </table:table-cell>
          <table:table-cell table:number-columns-repeated="1020"/>
        </table:table-row>
        <table:table-row table:style-name="ro1">
          <table:table-cell office:value-type="float" office:value="139731" calcext:value-type="float">
            <text:p>139731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Fedora kernel spec file requires higher linux-firmware and xfsprogs package versions as we have in Metis</text:p>
          </table:table-cell>
          <table:table-cell table:number-columns-repeated="1020"/>
        </table:table-row>
        <table:table-row table:style-name="ro1">
          <table:table-cell office:value-type="float" office:value="141060" calcext:value-type="float">
            <text:p>141060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sysbench oltp mysql scale up test regresses 40% from metis beta3.2 to zeus alpha 2.1</text:p>
          </table:table-cell>
          <table:table-cell table:number-columns-repeated="1020"/>
        </table:table-row>
        <table:table-row table:style-name="ro1">
          <table:table-cell office:value-type="float" office:value="140186" calcext:value-type="float">
            <text:p>140186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Stopping firewalld causes openvswitch kernel modules to be unloaded</text:p>
          </table:table-cell>
          <table:table-cell table:number-columns-repeated="1020"/>
        </table:table-row>
        <table:table-row table:style-name="ro1">
          <table:table-cell office:value-type="float" office:value="132559" calcext:value-type="float">
            <text:p>132559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Move <text:s/>post changes of /etc/sysctl.conf to rpm package</text:p>
          </table:table-cell>
          <table:table-cell table:number-columns-repeated="1020"/>
        </table:table-row>
        <table:table-row table:style-name="ro1">
          <table:table-cell office:value-type="float" office:value="141360" calcext:value-type="float">
            <text:p>141360</text:p>
          </table:table-cell>
          <table:table-cell office:value-type="string" calcext:value-type="string">
            <text:p>QEMU</text:p>
          </table:table-cell>
          <table:table-cell office:value-type="string" calcext:value-type="string">
            <text:p>FIXEDAWAITINGTEST</text:p>
          </table:table-cell>
          <table:table-cell office:value-type="string" calcext:value-type="string">
            <text:p>Guests hang when attempting to reboot on Vulcan FP1</text:p>
          </table:table-cell>
          <table:table-cell table:number-columns-repeated="1020"/>
        </table:table-row>
        <table:table-row table:style-name="ro1">
          <table:table-cell office:value-type="float" office:value="140831" calcext:value-type="float">
            <text:p>140831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kernel module signing is not implemented</text:p>
          </table:table-cell>
          <table:table-cell table:number-columns-repeated="1020"/>
        </table:table-row>
        <table:table-row table:style-name="ro1">
          <table:table-cell office:value-type="float" office:value="140626" calcext:value-type="float">
            <text:p>140626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NetworkManager user process faults when running openvswitch regression tests</text:p>
          </table:table-cell>
          <table:table-cell table:number-columns-repeated="1020"/>
        </table:table-row>
        <table:table-row table:style-name="ro1">
          <table:table-cell office:value-type="float" office:value="141276" calcext:value-type="float">
            <text:p>14127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logrotate failing to run due to wok misconfiguration</text:p>
          </table:table-cell>
          <table:table-cell table:number-columns-repeated="1020"/>
        </table:table-row>
        <table:table-row table:style-name="ro1">
          <table:table-cell office:value-type="float" office:value="140387" calcext:value-type="float">
            <text:p>140387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makedumpfile --eppic fails with Zeu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3T11:01:25.092048226</dc:date>
    <dc:creator>twu </dc:creator>
    <meta:document-statistic meta:table-count="1" meta:cell-count="72" meta:object-count="0"/>
    <meta:generator>LibreOffice/4.1.3.2$Linux_X86_64 LibreOffice_project/410$Build-2</meta:generator>
  </office:meta>
</office:document-meta>
</file>